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504cm" fo:min-width="7.901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645cm" fo:min-width="5.854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6600ff" draw:fill-color="#ffffff" draw:textarea-horizontal-align="justify" draw:textarea-vertical-align="top" draw:auto-grow-height="false" fo:min-height="3.28cm" fo:min-width="12.915cm"/>
    </style:style>
    <style:style style:name="gr5" style:family="graphic" style:parent-style-name="standard">
      <style:graphic-properties svg:stroke-color="#000000" draw:fill-color="#c8ffff" draw:textarea-horizontal-align="justify" draw:textarea-vertical-align="middle" draw:auto-grow-height="false" fo:min-height="1.303cm" fo:min-width="4.58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585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9999" draw:textarea-horizontal-align="justify" draw:textarea-vertical-align="middle" draw:auto-grow-height="false" fo:min-height="1.303cm" fo:min-width="4.585cm"/>
    </style:style>
    <style:style style:name="gr9" style:family="graphic" style:parent-style-name="standard">
      <style:graphic-properties svg:stroke-color="#000000" draw:fill-color="#99ff66" draw:textarea-horizontal-align="justify" draw:textarea-vertical-align="middle" draw:auto-grow-height="false" fo:min-height="1.303cm" fo:min-width="4.585cm"/>
    </style:style>
    <style:style style:name="gr10" style:family="graphic" style:parent-style-name="standard">
      <style:graphic-properties svg:stroke-color="#000000" draw:fill-color="#ffff99" draw:textarea-horizontal-align="justify" draw:textarea-vertical-align="middle" draw:auto-grow-height="false" fo:min-height="1.303cm" fo:min-width="4.585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9.916cm" fo:min-width="9.03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1.174cm" fo:min-width="14.75cm"/>
    </style:style>
    <style:style style:name="gr13" style:family="graphic" style:parent-style-name="standard">
      <style:graphic-properties svg:stroke-color="#000000" draw:fill-color="#ddfee0" draw:textarea-horizontal-align="justify" draw:textarea-vertical-align="middle" draw:auto-grow-height="false" fo:min-height="2.504cm" fo:min-width="7.054cm"/>
    </style:style>
    <style:style style:name="gr14" style:family="graphic" style:parent-style-name="standard">
      <style:graphic-properties svg:stroke-color="#000000" draw:fill-color="#ddfee0" draw:textarea-horizontal-align="justify" draw:textarea-vertical-align="middle" draw:auto-grow-height="false" fo:min-height="2.504cm" fo:min-width="7.76cm"/>
    </style:style>
    <style:style style:name="gr15" style:family="graphic" style:parent-style-name="standard">
      <style:graphic-properties svg:stroke-color="#000000" draw:fill-color="#fed6d6" draw:textarea-horizontal-align="justify" draw:textarea-vertical-align="middle" draw:auto-grow-height="false" fo:min-height="2.504cm" fo:min-width="7.054cm"/>
    </style:style>
    <style:style style:name="gr16" style:family="graphic" style:parent-style-name="standard">
      <style:graphic-properties svg:stroke-color="#000000" draw:fill-color="#fed6d6" draw:textarea-horizontal-align="justify" draw:textarea-vertical-align="middle" draw:auto-grow-height="false" fo:min-height="2.504cm" fo:min-width="7.76cm"/>
    </style:style>
    <style:style style:name="gr17" style:family="graphic" style:parent-style-name="standard">
      <style:graphic-properties svg:stroke-color="#000000" draw:fill-color="#fefed0" draw:textarea-horizontal-align="justify" draw:textarea-vertical-align="middle" draw:auto-grow-height="false" fo:min-height="2.504cm" fo:min-width="7.054cm"/>
    </style:style>
    <style:style style:name="gr18" style:family="graphic" style:parent-style-name="standard">
      <style:graphic-properties svg:stroke-color="#000000" draw:fill-color="#fefed0" draw:textarea-horizontal-align="justify" draw:textarea-vertical-align="middle" draw:auto-grow-height="false" fo:min-height="2.504cm" fo:min-width="7.7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6.84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7.2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15cm" fo:min-width="4.84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406cm" fo:min-width="5.464cm"/>
    </style:style>
    <style:style style:name="gr23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761cm"/>
    </style:style>
    <style:style style:name="gr24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1cm"/>
    </style:style>
    <style:style style:name="gr25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2cm"/>
    </style:style>
    <style:style style:name="gr26" style:family="graphic" style:parent-style-name="standard">
      <style:graphic-properties svg:stroke-color="#6600ff" draw:fill-color="#ffffff" draw:textarea-horizontal-align="justify" draw:textarea-vertical-align="middle" draw:auto-grow-height="false" fo:min-height="15.847cm" fo:min-width="13.78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9.52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3.45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4.01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5.822cm" fo:min-width="9.455cm"/>
    </style:style>
    <style:style style:name="gr31" style:family="graphic" style:parent-style-name="standard">
      <style:graphic-properties svg:stroke-color="#6600ff" draw:fill-color="#ffffff" draw:textarea-horizontal-align="justify" draw:textarea-vertical-align="top" draw:auto-grow-height="false" fo:min-height="15.847cm" fo:min-width="9.193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86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866cm"/>
    </style:style>
    <style:style style:name="gr34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5.847cm" fo:min-width="9.193cm"/>
    </style:style>
    <style:style style:name="gr35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5.847cm" fo:min-width="9.193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0.904cm" fo:min-width="9.193cm"/>
    </style:style>
    <style:style style:name="gr38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0.881cm" fo:min-width="9.193cm"/>
    </style:style>
    <style:style style:name="gr39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0.881cm" fo:min-width="9.19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eeeeee"/>
      <style:paragraph-properties fo:margin-left="0cm" fo:margin-right="0cm" fo:text-align="center" fo:text-indent="0cm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8pt"/>
    </style:style>
    <style:style style:name="P8" style:family="paragraph">
      <loext:graphic-properties draw:fill-color="#c8ffff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style:paragraph-properties fo:margin-left="0cm" fo:margin-right="0cm" fo:text-align="center" fo:text-indent="0.106cm"/>
    </style:style>
    <style:style style:name="P11" style:family="paragraph">
      <loext:graphic-properties draw:fill="none" draw:fill-color="#ffffff"/>
      <style:paragraph-properties fo:margin-left="0cm" fo:margin-right="0cm" fo:text-align="center" fo:text-indent="0.106cm"/>
    </style:style>
    <style:style style:name="P12" style:family="paragraph">
      <loext:graphic-properties draw:fill-color="#ff9999"/>
      <style:paragraph-properties fo:text-align="center"/>
      <style:text-properties fo:font-size="18pt"/>
    </style:style>
    <style:style style:name="P13" style:family="paragraph">
      <loext:graphic-properties draw:fill-color="#99ff66"/>
      <style:paragraph-properties fo:text-align="center"/>
      <style:text-properties fo:font-size="18pt"/>
    </style:style>
    <style:style style:name="P14" style:family="paragraph">
      <loext:graphic-properties draw:fill-color="#ffff99"/>
      <style:paragraph-properties fo:text-align="center"/>
      <style:text-properties fo:font-size="18p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ddfee0"/>
      <style:paragraph-properties fo:margin-left="0cm" fo:margin-right="0cm" fo:text-align="center" fo:text-indent="0cm"/>
      <style:text-properties fo:font-size="20pt"/>
    </style:style>
    <style:style style:name="P18" style:family="paragraph">
      <loext:graphic-properties draw:fill-color="#fed6d6"/>
      <style:paragraph-properties fo:margin-left="0cm" fo:margin-right="0cm" fo:text-align="center" fo:text-indent="0cm"/>
      <style:text-properties fo:font-size="20pt"/>
    </style:style>
    <style:style style:name="P19" style:family="paragraph">
      <loext:graphic-properties draw:fill-color="#fefed0"/>
      <style:paragraph-properties fo:margin-left="0cm" fo:margin-right="0cm" fo:text-align="center" fo:text-indent="0cm"/>
      <style:text-properties fo:font-size="20pt"/>
    </style:style>
    <style:style style:name="P20" style:family="paragraph">
      <loext:graphic-properties draw:fill-color="#ffffff"/>
      <style:paragraph-properties fo:text-align="center"/>
      <style:text-properties fo:font-size="16pt"/>
    </style:style>
    <style:style style:name="P21" style:family="paragraph">
      <style:paragraph-properties fo:margin-left="0cm" fo:margin-right="0cm" fo:margin-top="0cm" fo:margin-bottom="0cm" fo:line-height="200%" fo:text-align="center" fo:text-indent="0cm"/>
    </style:style>
    <style:style style:name="P22" style:family="paragraph">
      <loext:graphic-properties draw:fill-color="#ffffff"/>
      <style:paragraph-properties fo:margin-top="0cm" fo:margin-bottom="0cm" fo:line-height="200%" fo:text-align="cente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weight-asian="normal" style:font-weight-complex="normal"/>
    </style:style>
    <style:style style:name="T2" style:family="text">
      <style:text-properties fo:font-size="18pt"/>
    </style:style>
    <style:style style:name="T3" style:family="text">
      <style:text-properties fo:background-color="#eeeeee"/>
    </style:style>
    <style:style style:name="T4" style:family="text">
      <style:text-properties fo:font-size="20pt"/>
    </style:style>
    <style:style style:name="T5" style:family="text">
      <style:text-properties fo:font-size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2-Draw">
        <draw:custom-shape draw:style-name="gr1" draw:text-style-name="P2" xml:id="id1" draw:id="id1" draw:layer="layout" svg:width="8.401cm" svg:height="2.754cm" svg:x="2.342cm" svg:y="17.621cm">
          <text:p text:style-name="P1"><text:span text:style-name="T1">Experim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354cm" svg:height="2.895cm" svg:x="3.365cm" svg:y="21.909cm">
          <text:p text:style-name="P3"><text:span text:style-name="T2">SolutionPoo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.542cm" svg:y1="20.375cm" svg:x2="6.542cm" svg:y2="21.909cm" draw:start-shape="id1" draw:start-glue-point="2" draw:end-shape="id2" svg:d="M6542 20375v1534" svg:viewBox="0 0 1 1535">
          <text:p/>
        </draw:connector>
        <draw:custom-shape draw:style-name="gr4" draw:text-style-name="P7" xml:id="id3" draw:id="id3" draw:layer="layout" svg:width="13.415cm" svg:height="3.53cm" svg:x="15.895cm" svg:y="9.625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085cm" svg:height="1.553cm" svg:x="23.097cm" svg:y="10.94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17.026cm" svg:y="10.98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13.415cm" svg:height="3.53cm" svg:x="31.144cm" svg:y="9.671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346cm" svg:y="10.98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75cm" svg:y="11.03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draw:type="line" svg:x1="10.743cm" svg:y1="18.998cm" svg:x2="15.895cm" svg:y2="11.39cm" draw:start-shape="id1" draw:end-shape="id3" draw:end-glue-point="3" svg:d="M10743 18998l5152-7608" svg:viewBox="0 0 5153 7609">
          <text:p text:style-name="P10"><text:span text:style-name="T3">A1</text:span></text:p>
        </draw:connector>
        <draw:connector draw:style-name="gr3" draw:text-style-name="P5" draw:layer="layout" draw:type="line" svg:x1="29.31cm" svg:y1="11.39cm" svg:x2="31.144cm" svg:y2="11.436cm" draw:start-shape="id3" draw:end-shape="id4" svg:d="M29310 11390l1834 46" svg:viewBox="0 0 1835 47">
          <text:p/>
        </draw:connector>
        <draw:custom-shape draw:style-name="gr4" draw:text-style-name="P7" xml:id="id5" draw:id="id5" draw:layer="layout" svg:width="13.415cm" svg:height="3.53cm" svg:x="15.825cm" svg:y="15.979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5cm" svg:height="1.553cm" svg:x="23.027cm" svg:y="17.296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085cm" svg:height="1.553cm" svg:x="16.956cm" svg:y="17.33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6" draw:id="id6" draw:layer="layout" svg:width="13.415cm" svg:height="3.53cm" svg:x="31.074cm" svg:y="16.025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276cm" svg:y="17.34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05cm" svg:y="17.38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24cm" svg:y1="17.744cm" svg:x2="31.074cm" svg:y2="17.79cm" draw:start-shape="id5" draw:end-shape="id6" svg:d="M29240 17744l1834 46" svg:viewBox="0 0 1835 47">
          <text:p/>
        </draw:connector>
        <draw:custom-shape draw:style-name="gr4" draw:text-style-name="P7" xml:id="id7" draw:id="id7" draw:layer="layout" svg:width="13.415cm" svg:height="3.53cm" svg:x="15.895cm" svg:y="22.45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085cm" svg:height="1.553cm" svg:x="23.097cm" svg:y="23.767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5.085cm" svg:height="1.553cm" svg:x="17.026cm" svg:y="23.809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8" draw:id="id8" draw:layer="layout" svg:width="13.415cm" svg:height="3.53cm" svg:x="31.144cm" svg:y="22.496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346cm" svg:y="23.813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75cm" svg:y="23.855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31cm" svg:y1="24.215cm" svg:x2="31.144cm" svg:y2="24.261cm" draw:start-shape="id7" draw:end-shape="id8" svg:d="M29310 24215l1834 46" svg:viewBox="0 0 1835 47">
          <text:p/>
        </draw:connector>
        <draw:custom-shape draw:style-name="gr4" draw:text-style-name="P7" xml:id="id9" draw:id="id9" draw:layer="layout" svg:width="13.415cm" svg:height="3.53cm" svg:x="15.825cm" svg:y="28.687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085cm" svg:height="1.553cm" svg:x="23.027cm" svg:y="30.00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085cm" svg:height="1.553cm" svg:x="16.956cm" svg:y="30.046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13.415cm" svg:height="3.53cm" svg:x="31.074cm" svg:y="28.733cm">
          <text:p text:style-name="P6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276cm" svg:y="30.05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05cm" svg:y="30.09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24cm" svg:y1="30.452cm" svg:x2="31.074cm" svg:y2="30.498cm" draw:start-shape="id9" draw:end-shape="id10" svg:d="M29240 30452l1834 46" svg:viewBox="0 0 1835 47">
          <text:p/>
        </draw:connector>
        <draw:connector draw:style-name="gr7" draw:text-style-name="P5" draw:layer="layout" draw:type="line" svg:x1="10.743cm" svg:y1="18.998cm" svg:x2="15.825cm" svg:y2="17.744cm" draw:start-shape="id1" draw:end-shape="id5" draw:end-glue-point="3" svg:d="M10743 18998l5082-1254" svg:viewBox="0 0 5083 1255">
          <text:p text:style-name="P3"><text:span text:style-name="T3">A2</text:span></text:p>
        </draw:connector>
        <draw:connector draw:style-name="gr7" draw:text-style-name="P5" draw:layer="layout" draw:type="line" svg:x1="10.743cm" svg:y1="18.998cm" svg:x2="15.895cm" svg:y2="24.215cm" draw:start-shape="id1" draw:start-glue-point="1" draw:end-shape="id7" draw:end-glue-point="3" svg:d="M10743 18998l5152 5217" svg:viewBox="0 0 5153 5218">
          <text:p text:style-name="P3"><text:span text:style-name="T3">A3</text:span></text:p>
        </draw:connector>
        <draw:connector draw:style-name="gr7" draw:text-style-name="P5" draw:layer="layout" draw:type="line" svg:x1="10.743cm" svg:y1="18.998cm" svg:x2="15.825cm" svg:y2="30.452cm" draw:start-shape="id1" draw:end-shape="id9" draw:end-glue-point="3" svg:d="M10743 18998l5082 11454" svg:viewBox="0 0 5083 11455">
          <text:p text:style-name="P3"><text:span text:style-name="T3">A4</text:span></text:p>
        </draw:connector>
        <draw:custom-shape draw:style-name="gr11" draw:text-style-name="P15" draw:layer="layout" svg:width="9.531cm" svg:height="10.166cm" svg:x="46.748cm" svg:y="2.765cm">
          <text:p text:style-name="P6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5.085cm" svg:height="1.553cm" svg:x="48.971cm" svg:y="3.71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085cm" svg:height="1.553cm" svg:x="48.971cm" svg:y="5.95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8.971cm" svg:y="8.191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48.971cm" svg:y="10.425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9.531cm" svg:height="10.166cm" svg:x="46.748cm" svg:y="15.863cm">
          <text:p text:style-name="P6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48.971cm" svg:y="16.816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085cm" svg:height="1.553cm" svg:x="48.971cm" svg:y="19.05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085cm" svg:height="1.553cm" svg:x="48.971cm" svg:y="21.289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5.085cm" svg:height="1.553cm" svg:x="48.971cm" svg:y="23.523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9.531cm" svg:height="10.166cm" svg:x="47.031cm" svg:y="28.958cm">
          <text:p text:style-name="P6">Node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29.911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32.147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34.38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085cm" svg:height="1.553cm" svg:x="49.254cm" svg:y="36.61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A2-Draw">
        <draw:custom-shape draw:style-name="gr12" draw:text-style-name="P16" draw:layer="layout" svg:width="15.25cm" svg:height="11.424cm" svg:x="5.024cm" svg:y="2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8.401cm" svg:height="2.754cm" svg:x="11.448cm" svg:y="16.761cm">
          <text:p text:style-name="P1"><text:span text:style-name="T1">Experimen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11" draw:id="id11" draw:layer="layout" svg:width="7.554cm" svg:height="2.754cm" svg:x="25.215cm" svg:y="6.224cm">
          <text:p text:style-name="P1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" draw:id="id12" draw:layer="layout" svg:width="8.26cm" svg:height="2.754cm" svg:x="37.146cm" svg:y="2.694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" draw:id="id13" draw:layer="layout" svg:width="8.26cm" svg:height="2.754cm" svg:x="37.146cm" svg:y="6.18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" draw:id="id14" draw:layer="layout" svg:width="8.26cm" svg:height="2.754cm" svg:x="37.146cm" svg:y="9.666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7.601cm" svg:x2="37.146cm" svg:y2="4.071cm" draw:start-shape="id11" draw:end-shape="id12" svg:d="M32769 7601l4377-3530" svg:viewBox="0 0 4378 3531">
          <text:p/>
        </draw:connector>
        <draw:connector draw:style-name="gr3" draw:text-style-name="P5" draw:layer="layout" draw:type="line" svg:x1="32.769cm" svg:y1="7.601cm" svg:x2="37.146cm" svg:y2="7.557cm" draw:start-shape="id11" draw:end-shape="id13" svg:d="M32769 7601l4377-44" svg:viewBox="0 0 4378 45">
          <text:p/>
        </draw:connector>
        <draw:connector draw:style-name="gr3" draw:text-style-name="P5" draw:layer="layout" draw:type="line" svg:x1="32.769cm" svg:y1="7.601cm" svg:x2="37.146cm" svg:y2="11.043cm" draw:start-shape="id11" draw:end-shape="id14" svg:d="M32769 7601l4377 3442" svg:viewBox="0 0 4378 3443">
          <text:p/>
        </draw:connector>
        <draw:custom-shape draw:style-name="gr15" draw:text-style-name="P18" xml:id="id15" draw:id="id15" draw:layer="layout" svg:width="7.554cm" svg:height="2.754cm" svg:x="25.215cm" svg:y="16.761cm">
          <text:p text:style-name="P1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6" draw:id="id16" draw:layer="layout" svg:width="8.26cm" svg:height="2.754cm" svg:x="37.146cm" svg:y="13.152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7" draw:id="id17" draw:layer="layout" svg:width="8.26cm" svg:height="2.754cm" svg:x="37.146cm" svg:y="16.638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8" draw:id="id18" draw:layer="layout" svg:width="8.26cm" svg:height="2.754cm" svg:x="37.146cm" svg:y="20.124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18.138cm" svg:x2="37.146cm" svg:y2="14.529cm" draw:start-shape="id15" draw:end-shape="id16" svg:d="M32769 18138l4377-3609" svg:viewBox="0 0 4378 3610">
          <text:p/>
        </draw:connector>
        <draw:connector draw:style-name="gr3" draw:text-style-name="P5" draw:layer="layout" draw:type="line" svg:x1="32.769cm" svg:y1="18.138cm" svg:x2="37.146cm" svg:y2="18.015cm" draw:start-shape="id15" draw:end-shape="id17" svg:d="M32769 18138l4377-123" svg:viewBox="0 0 4378 124">
          <text:p/>
        </draw:connector>
        <draw:connector draw:style-name="gr3" draw:text-style-name="P5" draw:layer="layout" draw:type="line" svg:x1="32.769cm" svg:y1="18.138cm" svg:x2="37.146cm" svg:y2="21.501cm" draw:start-shape="id15" draw:end-shape="id18" svg:d="M32769 18138l4377 3363" svg:viewBox="0 0 4378 3364">
          <text:p/>
        </draw:connector>
        <draw:custom-shape draw:style-name="gr17" draw:text-style-name="P19" xml:id="id19" draw:id="id19" draw:layer="layout" svg:width="7.554cm" svg:height="2.754cm" svg:x="25.215cm" svg:y="27.262cm">
          <text:p text:style-name="P1"><text:span text:style-name="T2">ExperimentSt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20" draw:id="id20" draw:layer="layout" svg:width="8.26cm" svg:height="2.754cm" svg:x="37.146cm" svg:y="23.61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21" draw:id="id21" draw:layer="layout" svg:width="8.26cm" svg:height="2.754cm" svg:x="37.146cm" svg:y="27.096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22" draw:id="id22" draw:layer="layout" svg:width="8.26cm" svg:height="2.754cm" svg:x="37.146cm" svg:y="30.58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28.639cm" svg:x2="37.146cm" svg:y2="24.987cm" draw:start-shape="id19" draw:end-shape="id20" svg:d="M32769 28639l4377-3652" svg:viewBox="0 0 4378 3653">
          <text:p/>
        </draw:connector>
        <draw:connector draw:style-name="gr3" draw:text-style-name="P5" draw:layer="layout" draw:type="line" svg:x1="32.769cm" svg:y1="28.639cm" svg:x2="37.146cm" svg:y2="28.473cm" draw:start-shape="id19" draw:end-shape="id21" svg:d="M32769 28639l4377-166" svg:viewBox="0 0 4378 167">
          <text:p/>
        </draw:connector>
        <draw:connector draw:style-name="gr3" draw:text-style-name="P5" draw:layer="layout" draw:type="line" svg:x1="32.769cm" svg:y1="28.639cm" svg:x2="37.146cm" svg:y2="31.957cm" draw:start-shape="id19" draw:end-shape="id22" svg:d="M32769 28639l4377 3318" svg:viewBox="0 0 4378 3319">
          <text:p/>
        </draw:connector>
        <draw:connector draw:style-name="gr3" draw:text-style-name="P5" draw:layer="layout" draw:type="line" svg:x1="19.849cm" svg:y1="18.138cm" svg:x2="25.215cm" svg:y2="7.601cm" draw:start-shape="id23" draw:end-shape="id11" svg:d="M19849 18138l5366-10537" svg:viewBox="0 0 5367 10538">
          <text:p/>
        </draw:connector>
        <draw:connector draw:style-name="gr3" draw:text-style-name="P5" draw:layer="layout" draw:type="line" svg:x1="19.849cm" svg:y1="18.138cm" svg:x2="25.215cm" svg:y2="18.138cm" draw:start-shape="id23" draw:end-shape="id15" svg:d="M19849 18138h5366" svg:viewBox="0 0 5367 1">
          <text:p/>
        </draw:connector>
        <draw:connector draw:style-name="gr3" draw:text-style-name="P5" draw:layer="layout" draw:type="line" svg:x1="19.849cm" svg:y1="18.138cm" svg:x2="25.215cm" svg:y2="28.639cm" draw:start-shape="id23" draw:end-shape="id19" draw:end-glue-point="3" svg:d="M19849 18138l5366 10501" svg:viewBox="0 0 5367 10502">
          <text:p/>
        </draw:connector>
        <draw:custom-shape draw:style-name="gr19" draw:text-style-name="P9" xml:id="id30" draw:id="id30" draw:layer="layout" svg:width="7.554cm" svg:height="2.188cm" svg:x="11.871cm" svg:y="13.495cm">
          <text:p text:style-name="P3"><text:span text:style-name="T2">Experiment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1" draw:id="id31" draw:layer="layout" svg:width="7.977cm" svg:height="2.188cm" svg:x="47.455cm" svg:y="2.977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2" draw:id="id32" draw:layer="layout" svg:width="7.977cm" svg:height="2.188cm" svg:x="47.455cm" svg:y="6.463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3" draw:id="id33" draw:layer="layout" svg:width="7.977cm" svg:height="2.188cm" svg:x="47.455cm" svg:y="9.949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4" draw:id="id34" draw:layer="layout" svg:width="7.977cm" svg:height="2.188cm" svg:x="47.455cm" svg:y="13.435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5" draw:id="id35" draw:layer="layout" svg:width="7.977cm" svg:height="2.188cm" svg:x="47.455cm" svg:y="16.921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6" draw:id="id36" draw:layer="layout" svg:width="7.977cm" svg:height="2.188cm" svg:x="47.455cm" svg:y="20.407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7" draw:id="id37" draw:layer="layout" svg:width="7.977cm" svg:height="2.188cm" svg:x="47.455cm" svg:y="23.893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8" draw:id="id38" draw:layer="layout" svg:width="7.977cm" svg:height="2.188cm" svg:x="47.455cm" svg:y="27.379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9" draw:id="id39" draw:layer="layout" svg:width="7.977cm" svg:height="2.188cm" svg:x="47.455cm" svg:y="30.863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9" draw:id="id29" draw:layer="layout" svg:width="6.354cm" svg:height="2.895cm" svg:x="12.471cm" svg:y="21.049cm">
          <text:p text:style-name="P3"><text:span text:style-name="T2">SolutionPool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24" draw:id="id24" draw:layer="layout" svg:width="5.507cm" svg:height="1.623cm" svg:x="6.012cm" svg:y="32.996cm">
          <text:p text:style-name="P3"><text:span text:style-name="T5">Experiment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6" draw:id="id26" draw:layer="layout" svg:width="6.142cm" svg:height="1.834cm" svg:x="13.001cm" svg:y="31.279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7" draw:id="id27" draw:layer="layout" svg:width="6.142cm" svg:height="1.834cm" svg:x="13.001cm" svg:y="33.658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8" draw:id="id28" draw:layer="layout" svg:width="6.142cm" svg:height="1.834cm" svg:x="13.001cm" svg:y="36.033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5" draw:id="id25" draw:layer="layout" svg:width="6.142cm" svg:height="1.834cm" svg:x="13.001cm" svg:y="28.901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519cm" svg:y1="33.807cm" svg:x2="13.001cm" svg:y2="29.818cm" draw:start-shape="id24" draw:end-shape="id25" svg:d="M11519 33807l1482-3989" svg:viewBox="0 0 1483 3990">
          <text:p/>
        </draw:connector>
        <draw:connector draw:style-name="gr3" draw:text-style-name="P5" draw:layer="layout" draw:type="line" svg:x1="11.519cm" svg:y1="33.807cm" svg:x2="13.001cm" svg:y2="32.196cm" draw:start-shape="id24" draw:end-shape="id26" draw:end-glue-point="3" svg:d="M11519 33807l1482-1611" svg:viewBox="0 0 1483 1612">
          <text:p/>
        </draw:connector>
        <draw:connector draw:style-name="gr3" draw:text-style-name="P5" draw:layer="layout" draw:type="line" svg:x1="11.519cm" svg:y1="33.807cm" svg:x2="13.001cm" svg:y2="34.575cm" draw:start-shape="id24" draw:start-glue-point="1" draw:end-shape="id27" svg:d="M11519 33807l1482 768" svg:viewBox="0 0 1483 769">
          <text:p/>
        </draw:connector>
        <draw:connector draw:style-name="gr3" draw:text-style-name="P5" draw:layer="layout" draw:type="line" svg:x1="11.519cm" svg:y1="33.807cm" svg:x2="13.001cm" svg:y2="36.95cm" draw:start-shape="id24" draw:end-shape="id28" svg:d="M11519 33807l1482 3143" svg:viewBox="0 0 1483 3144">
          <text:p/>
        </draw:connector>
        <draw:connector draw:style-name="gr3" draw:text-style-name="P5" draw:layer="layout" draw:type="line" svg:x1="15.648cm" svg:y1="19.515cm" svg:x2="15.648cm" svg:y2="21.049cm" draw:start-shape="id23" draw:start-glue-point="2" draw:end-shape="id29" svg:d="M15648 19515v1534" svg:viewBox="0 0 1 1535">
          <text:p/>
        </draw:connector>
        <draw:connector draw:style-name="gr3" draw:text-style-name="P5" draw:layer="layout" draw:type="line" svg:x1="15.648cm" svg:y1="16.761cm" svg:x2="15.648cm" svg:y2="15.683cm" draw:start-shape="id23" draw:start-glue-point="0" draw:end-shape="id30" draw:end-glue-point="2" svg:d="M15648 16761v-1078" svg:viewBox="0 0 1 1079">
          <text:p/>
        </draw:connector>
        <draw:connector draw:style-name="gr3" draw:text-style-name="P5" draw:layer="layout" draw:type="line" svg:x1="45.406cm" svg:y1="4.071cm" svg:x2="47.455cm" svg:y2="4.071cm" draw:start-shape="id12" draw:end-shape="id31" svg:d="M45406 4071h2049" svg:viewBox="0 0 2050 1">
          <text:p/>
        </draw:connector>
        <draw:connector draw:style-name="gr3" draw:text-style-name="P5" draw:layer="layout" draw:type="line" svg:x1="45.406cm" svg:y1="7.557cm" svg:x2="47.455cm" svg:y2="7.557cm" draw:start-shape="id13" draw:start-glue-point="1" draw:end-shape="id32" svg:d="M45406 7557h2049" svg:viewBox="0 0 2050 1">
          <text:p/>
        </draw:connector>
        <draw:connector draw:style-name="gr3" draw:text-style-name="P5" draw:layer="layout" draw:type="line" svg:x1="45.406cm" svg:y1="11.043cm" svg:x2="47.455cm" svg:y2="11.043cm" draw:start-shape="id14" draw:start-glue-point="1" draw:end-shape="id33" svg:d="M45406 11043h2049" svg:viewBox="0 0 2050 1">
          <text:p/>
        </draw:connector>
        <draw:connector draw:style-name="gr3" draw:text-style-name="P5" draw:layer="layout" draw:type="line" svg:x1="45.406cm" svg:y1="14.529cm" svg:x2="47.455cm" svg:y2="14.529cm" draw:start-shape="id16" draw:end-shape="id34" svg:d="M45406 14529h2049" svg:viewBox="0 0 2050 1">
          <text:p/>
        </draw:connector>
        <draw:connector draw:style-name="gr3" draw:text-style-name="P5" draw:layer="layout" draw:type="line" svg:x1="45.406cm" svg:y1="18.015cm" svg:x2="47.455cm" svg:y2="18.015cm" draw:start-shape="id17" draw:end-shape="id35" svg:d="M45406 18015h2049" svg:viewBox="0 0 2050 1">
          <text:p/>
        </draw:connector>
        <draw:connector draw:style-name="gr3" draw:text-style-name="P5" draw:layer="layout" draw:type="line" svg:x1="45.406cm" svg:y1="21.501cm" svg:x2="47.455cm" svg:y2="21.501cm" draw:start-shape="id18" draw:end-shape="id36" draw:end-glue-point="3" svg:d="M45406 21501h2049" svg:viewBox="0 0 2050 1">
          <text:p/>
        </draw:connector>
        <draw:connector draw:style-name="gr3" draw:text-style-name="P5" draw:layer="layout" draw:type="line" svg:x1="45.406cm" svg:y1="24.987cm" svg:x2="47.455cm" svg:y2="24.987cm" draw:start-shape="id20" draw:end-shape="id37" svg:d="M45406 24987h2049" svg:viewBox="0 0 2050 1">
          <text:p/>
        </draw:connector>
        <draw:connector draw:style-name="gr3" draw:text-style-name="P5" draw:layer="layout" draw:type="line" svg:x1="45.406cm" svg:y1="28.473cm" svg:x2="47.455cm" svg:y2="28.473cm" draw:start-shape="id21" draw:start-glue-point="1" draw:end-shape="id38" svg:d="M45406 28473h2049" svg:viewBox="0 0 2050 1">
          <text:p/>
        </draw:connector>
        <draw:connector draw:style-name="gr3" draw:text-style-name="P5" draw:layer="layout" draw:type="line" svg:x1="45.406cm" svg:y1="31.957cm" svg:x2="47.455cm" svg:y2="31.957cm" draw:start-shape="id22" draw:end-shape="id39" svg:d="M45406 31957h2049" svg:viewBox="0 0 2050 1">
          <text:p/>
        </draw:connector>
      </draw:page>
      <draw:page draw:name="page3" draw:style-name="dp1" draw:master-page-name="A2-Draw">
        <draw:custom-shape draw:style-name="gr23" draw:text-style-name="P16" draw:layer="layout" svg:width="14.261cm" svg:height="3.53cm" svg:x="18.579cm" svg:y="25.4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4.331cm" svg:height="3.53cm" svg:x="18.509cm" svg:y="29.4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4.332cm" svg:height="3.53cm" svg:x="18.508cm" svg:y="33.4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4.261cm" svg:height="3.53cm" svg:x="18.579cm" svg:y="21.5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4.281cm" svg:height="16.097cm" svg:x="18.559cm" svg:y="2.17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xml:id="id43" draw:id="id43" draw:layer="layout" svg:width="10.025cm" svg:height="2.824cm" svg:x="6.718cm" svg:y="8.8cm">
          <text:p text:style-name="P3">SingleAlgorithmExperimenter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6" draw:id="id46" draw:layer="layout" svg:width="3.954cm" svg:height="1.553cm" svg:x="26.979cm" svg:y="3.259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7" draw:id="id47" draw:layer="layout" svg:width="3.954cm" svg:height="1.553cm" svg:x="26.979cm" svg:y="5.787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8" draw:id="id48" draw:layer="layout" svg:width="3.954cm" svg:height="1.553cm" svg:x="26.979cm" svg:y="8.315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9" draw:id="id49" draw:layer="layout" svg:width="3.954cm" svg:height="1.553cm" svg:x="26.979cm" svg:y="10.842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50" draw:id="id50" draw:layer="layout" svg:width="3.954cm" svg:height="1.553cm" svg:x="26.979cm" svg:y="13.37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51" draw:id="id51" draw:layer="layout" svg:width="3.954cm" svg:height="1.553cm" svg:x="26.979cm" svg:y="15.896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9" draw:text-style-name="P16" xml:id="id44" draw:id="id44" draw:layer="layout" svg:width="4.519cm" svg:height="2.824cm" svg:x="19.955cm" svg:y="8.8cm">
          <text:p text:style-name="P3">Algorithm</text:p>
          <draw:enhanced-geometry svg:viewBox="0 0 21600 21600" draw:type="rectangle" draw:enhanced-path="M 0 0 L 21600 0 21600 21600 0 21600 0 0 Z N"/>
        </draw:custom-shape>
        <draw:custom-shape draw:style-name="gr27" draw:text-style-name="P16" xml:id="id40" draw:id="id40" draw:layer="layout" svg:width="10.025cm" svg:height="2.824cm" svg:x="6.718cm" svg:y="28.074cm">
          <text:p text:style-name="P3">MultiAlgorithmExperimenter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5" draw:id="id45" draw:layer="layout" svg:width="3.954cm" svg:height="1.553cm" svg:x="26.909cm" svg:y="26.511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41" draw:id="id41" draw:layer="layout" svg:width="4.519cm" svg:height="2.824cm" svg:x="19.955cm" svg:y="25.875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6.743cm" svg:y1="29.486cm" svg:x2="19.955cm" svg:y2="27.287cm" draw:start-shape="id40" draw:start-glue-point="1" draw:end-shape="id41" svg:d="M16743 29486l3212-2199" svg:viewBox="0 0 3213 2200">
          <text:p/>
        </draw:connector>
        <draw:connector draw:style-name="gr3" draw:text-style-name="P5" draw:layer="layout" draw:type="line" svg:x1="16.743cm" svg:y1="29.486cm" svg:x2="19.955cm" svg:y2="35.099cm" draw:start-shape="id40" draw:start-glue-point="1" draw:end-shape="id42" draw:end-glue-point="3" svg:d="M16743 29486l3212 5613" svg:viewBox="0 0 3213 5614">
          <text:p/>
        </draw:connector>
        <draw:connector draw:style-name="gr3" draw:text-style-name="P5" draw:layer="layout" draw:type="line" svg:x1="16.743cm" svg:y1="10.212cm" svg:x2="19.955cm" svg:y2="10.212cm" draw:start-shape="id43" draw:start-glue-point="1" draw:end-shape="id44" draw:end-glue-point="3" svg:d="M16743 10212h3212" svg:viewBox="0 0 3213 1">
          <text:p/>
        </draw:connector>
        <draw:connector draw:style-name="gr3" draw:text-style-name="P5" draw:layer="layout" draw:type="line" svg:x1="24.474cm" svg:y1="27.287cm" svg:x2="26.909cm" svg:y2="27.287cm" draw:start-shape="id41" draw:start-glue-point="1" draw:end-shape="id45" draw:end-glue-point="3" svg:d="M24474 27287h2435" svg:viewBox="0 0 2436 1">
          <text:p/>
        </draw:connector>
        <draw:connector draw:style-name="gr3" draw:text-style-name="P5" draw:layer="layout" draw:type="line" svg:x1="24.474cm" svg:y1="10.212cm" svg:x2="26.979cm" svg:y2="4.035cm" draw:start-shape="id44" draw:start-glue-point="1" draw:end-shape="id46" draw:end-glue-point="3" svg:d="M24474 10212l2505-6177" svg:viewBox="0 0 2506 6178">
          <text:p/>
        </draw:connector>
        <draw:connector draw:style-name="gr3" draw:text-style-name="P5" draw:layer="layout" draw:type="line" svg:x1="24.474cm" svg:y1="10.212cm" svg:x2="26.979cm" svg:y2="6.563cm" draw:start-shape="id44" draw:start-glue-point="1" draw:end-shape="id47" draw:end-glue-point="3" svg:d="M24474 10212l2505-3649" svg:viewBox="0 0 2506 3650">
          <text:p/>
        </draw:connector>
        <draw:connector draw:style-name="gr3" draw:text-style-name="P5" draw:layer="layout" draw:type="line" svg:x1="24.474cm" svg:y1="10.212cm" svg:x2="26.979cm" svg:y2="9.091cm" draw:start-shape="id44" draw:start-glue-point="1" draw:end-shape="id48" draw:end-glue-point="3" svg:d="M24474 10212l2505-1121" svg:viewBox="0 0 2506 1122">
          <text:p/>
        </draw:connector>
        <draw:connector draw:style-name="gr3" draw:text-style-name="P5" draw:layer="layout" draw:type="line" svg:x1="24.474cm" svg:y1="10.212cm" svg:x2="26.979cm" svg:y2="11.618cm" draw:start-shape="id44" draw:start-glue-point="1" draw:end-shape="id49" draw:end-glue-point="3" svg:d="M24474 10212l2505 1406" svg:viewBox="0 0 2506 1407">
          <text:p/>
        </draw:connector>
        <draw:connector draw:style-name="gr3" draw:text-style-name="P5" draw:layer="layout" draw:type="line" svg:x1="24.474cm" svg:y1="10.212cm" svg:x2="26.979cm" svg:y2="14.146cm" draw:start-shape="id44" draw:start-glue-point="1" draw:end-shape="id50" draw:end-glue-point="3" svg:d="M24474 10212l2505 3934" svg:viewBox="0 0 2506 3935">
          <text:p/>
        </draw:connector>
        <draw:connector draw:style-name="gr3" draw:text-style-name="P5" draw:layer="layout" draw:type="line" svg:x1="24.474cm" svg:y1="10.212cm" svg:x2="26.979cm" svg:y2="16.672cm" draw:start-shape="id44" draw:start-glue-point="1" draw:end-shape="id51" draw:end-glue-point="3" svg:d="M24474 10212l2505 6460" svg:viewBox="0 0 2506 6461">
          <text:p/>
        </draw:connector>
        <draw:custom-shape draw:style-name="gr30" draw:text-style-name="P16" xml:id="id52" draw:id="id52" draw:layer="layout" svg:width="9.955cm" svg:height="6.072cm" svg:x="36.158cm" svg:y="3.541cm"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xml:id="id53" draw:id="id53" draw:layer="layout" svg:width="9.955cm" svg:height="6.072cm" svg:x="36.158cm" svg:y="11.166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9.955cm" svg:height="6.072cm" svg:x="36.158cm" svg:y="22.391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9.955cm" svg:height="6.072cm" svg:x="36.158cm" svg:y="30.369cm">
          <text:p text:style-name="P3">N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933cm" svg:y1="4.035cm" svg:x2="36.158cm" svg:y2="6.577cm" draw:start-shape="id46" draw:start-glue-point="1" draw:end-shape="id52" svg:d="M30933 4035l5225 2542" svg:viewBox="0 0 5226 2543">
          <text:p/>
        </draw:connector>
        <draw:connector draw:style-name="gr3" draw:text-style-name="P5" draw:layer="layout" draw:type="line" svg:x1="30.933cm" svg:y1="6.563cm" svg:x2="36.158cm" svg:y2="6.577cm" draw:start-shape="id47" draw:start-glue-point="1" draw:end-shape="id52" svg:d="M30933 6563l5225 14" svg:viewBox="0 0 5226 15">
          <text:p/>
        </draw:connector>
        <draw:connector draw:style-name="gr3" draw:text-style-name="P5" draw:layer="layout" draw:type="line" svg:x1="30.933cm" svg:y1="9.091cm" svg:x2="36.158cm" svg:y2="6.577cm" draw:start-shape="id48" draw:end-shape="id52" svg:d="M30933 9091l5225-2514" svg:viewBox="0 0 5226 2515">
          <text:p/>
        </draw:connector>
        <draw:connector draw:style-name="gr3" draw:text-style-name="P5" draw:layer="layout" draw:type="line" svg:x1="30.933cm" svg:y1="11.618cm" svg:x2="36.158cm" svg:y2="14.202cm" draw:start-shape="id49" draw:end-shape="id53" svg:d="M30933 11618l5225 2584" svg:viewBox="0 0 5226 2585">
          <text:p/>
        </draw:connector>
        <draw:connector draw:style-name="gr3" draw:text-style-name="P5" draw:layer="layout" draw:type="line" svg:x1="30.933cm" svg:y1="14.146cm" svg:x2="36.158cm" svg:y2="14.202cm" draw:start-shape="id50" draw:end-shape="id53" svg:d="M30933 14146l5225 56" svg:viewBox="0 0 5226 57">
          <text:p/>
        </draw:connector>
        <draw:connector draw:style-name="gr3" draw:text-style-name="P5" draw:layer="layout" draw:type="line" svg:x1="30.933cm" svg:y1="16.672cm" svg:x2="36.158cm" svg:y2="14.202cm" draw:start-shape="id51" draw:start-glue-point="1" draw:end-shape="id53" svg:d="M30933 16672l5225-2470" svg:viewBox="0 0 5226 2471">
          <text:p/>
        </draw:connector>
        <draw:custom-shape draw:style-name="gr28" draw:text-style-name="P16" xml:id="id55" draw:id="id55" draw:layer="layout" svg:width="3.954cm" svg:height="1.553cm" svg:x="26.909cm" svg:y="30.418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54" draw:id="id54" draw:layer="layout" svg:width="4.519cm" svg:height="2.824cm" svg:x="19.955cm" svg:y="29.782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31.194cm" svg:x2="26.909cm" svg:y2="31.194cm" draw:start-shape="id54" draw:start-glue-point="1" draw:end-shape="id55" draw:end-glue-point="3" svg:d="M24474 31194h2435" svg:viewBox="0 0 2436 1">
          <text:p/>
        </draw:connector>
        <draw:custom-shape draw:style-name="gr28" draw:text-style-name="P16" xml:id="id56" draw:id="id56" draw:layer="layout" svg:width="3.954cm" svg:height="1.553cm" svg:x="26.909cm" svg:y="34.323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9" draw:text-style-name="P16" xml:id="id42" draw:id="id42" draw:layer="layout" svg:width="4.519cm" svg:height="2.824cm" svg:x="19.955cm" svg:y="33.687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35.099cm" svg:x2="26.909cm" svg:y2="35.099cm" draw:start-shape="id42" draw:start-glue-point="1" draw:end-shape="id56" draw:end-glue-point="3" svg:d="M24474 35099h2435" svg:viewBox="0 0 2436 1">
          <text:p/>
        </draw:connector>
        <draw:connector draw:style-name="gr3" draw:text-style-name="P5" draw:layer="layout" draw:type="line" svg:x1="16.743cm" svg:y1="29.486cm" svg:x2="19.955cm" svg:y2="31.194cm" draw:start-shape="id40" draw:end-shape="id54" svg:d="M16743 29486l3212 1708" svg:viewBox="0 0 3213 1709">
          <text:p/>
        </draw:connector>
        <draw:custom-shape draw:style-name="gr28" draw:text-style-name="P16" xml:id="id58" draw:id="id58" draw:layer="layout" svg:width="3.954cm" svg:height="1.553cm" svg:x="26.909cm" svg:y="22.604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57" draw:id="id57" draw:layer="layout" svg:width="4.519cm" svg:height="2.824cm" svg:x="19.955cm" svg:y="21.968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23.38cm" svg:x2="26.909cm" svg:y2="23.38cm" draw:start-shape="id57" draw:start-glue-point="1" draw:end-shape="id58" draw:end-glue-point="3" svg:d="M24474 23380h2435" svg:viewBox="0 0 2436 1">
          <text:p/>
        </draw:connector>
        <draw:connector draw:style-name="gr3" draw:text-style-name="P5" draw:layer="layout" draw:type="line" svg:x1="16.743cm" svg:y1="29.486cm" svg:x2="19.955cm" svg:y2="23.38cm" draw:start-shape="id40" draw:end-shape="id57" svg:d="M16743 29486l3212-6106" svg:viewBox="0 0 3213 6107">
          <text:p/>
        </draw:connector>
        <draw:connector draw:style-name="gr3" draw:text-style-name="P5" draw:layer="layout" draw:type="line" svg:x1="30.863cm" svg:y1="23.38cm" svg:x2="36.037cm" svg:y2="23.389cm" draw:start-shape="id58" svg:d="M30863 23380l5174 9" svg:viewBox="0 0 5175 10">
          <text:p/>
        </draw:connector>
        <draw:connector draw:style-name="gr3" draw:text-style-name="P5" draw:layer="layout" draw:type="line" svg:x1="30.863cm" svg:y1="27.287cm" svg:x2="35.957cm" svg:y2="27.278cm" draw:start-shape="id45" svg:d="M30863 27287l5094-9" svg:viewBox="0 0 5095 10">
          <text:p/>
        </draw:connector>
        <draw:connector draw:style-name="gr3" draw:text-style-name="P5" draw:layer="layout" draw:type="line" svg:x1="30.863cm" svg:y1="31.194cm" svg:x2="36.037cm" svg:y2="31.221cm" draw:start-shape="id55" svg:d="M30863 31194l5174 27" svg:viewBox="0 0 5175 28">
          <text:p/>
        </draw:connector>
        <draw:connector draw:style-name="gr3" draw:text-style-name="P5" draw:layer="layout" draw:type="line" svg:x1="30.863cm" svg:y1="35.099cm" svg:x2="35.957cm" svg:y2="35.111cm" draw:start-shape="id56" svg:d="M30863 35099l5094 12" svg:viewBox="0 0 5095 13">
          <text:p/>
        </draw:connector>
      </draw:page>
      <draw:page draw:name="page4" draw:style-name="dp1" draw:master-page-name="A2-Draw">
        <draw:custom-shape draw:style-name="gr31" draw:text-style-name="P22" xml:id="id60" draw:id="id60" draw:layer="layout" svg:width="9.693cm" svg:height="16.097cm" svg:x="18.558cm" svg:y="3.894cm">
          <text:p text:style-name="P21"><text:span text:style-name="T7">ExperimentJob1 – step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59" draw:id="id59" draw:layer="layout" svg:width="10.025cm" svg:height="2.824cm" svg:x="2.976cm" svg:y="18.249cm">
          <text:p text:style-name="P3">Experimenter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6" draw:layer="layout" svg:width="5.364cm" svg:height="1.553cm" svg:x="20.721cm" svg:y="6.458cm">
            <text:p text:style-name="P3">ExperimentTask1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20.721cm" svg:y="8.986cm">
            <text:p text:style-name="P3">ExperimentTask2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5.364cm" svg:height="1.553cm" svg:x="20.721cm" svg:y="11.513cm">
            <text:p text:style-name="P3">ExperimentTask3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20.721cm" svg:y="14.041cm">
            <text:p text:style-name="P3">ExperimentTask4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20.721cm" svg:y="16.567cm">
            <text:p text:style-name="P3">ExperimentTask5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5" draw:layer="layout" draw:type="line" svg:x1="13.001cm" svg:y1="19.661cm" svg:x2="18.558cm" svg:y2="11.942cm" draw:start-shape="id59" draw:start-glue-point="1" draw:end-shape="id60" draw:end-glue-point="3" svg:d="M13001 19661l5557-7719" svg:viewBox="0 0 5558 7720">
          <text:p/>
        </draw:connector>
        <draw:custom-shape draw:style-name="gr34" draw:text-style-name="P23" xml:id="id61" draw:id="id61" draw:layer="layout" svg:width="9.693cm" svg:height="16.097cm" svg:x="30.369cm" svg:y="3.917cm">
          <text:p text:style-name="P21"><text:span text:style-name="T7">ExperimentJob1 – step 2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6" draw:layer="layout" svg:width="5.364cm" svg:height="1.553cm" svg:x="32.532cm" svg:y="6.481cm">
            <text:p text:style-name="P3">ExperimentTask1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32.532cm" svg:y="9.009cm">
            <text:p text:style-name="P3">ExperimentTask2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5.364cm" svg:height="1.553cm" svg:x="32.532cm" svg:y="11.536cm">
            <text:p text:style-name="P3">ExperimentTask3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32.532cm" svg:y="14.064cm">
            <text:p text:style-name="P3">ExperimentTask4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32.532cm" svg:y="16.59cm">
            <text:p text:style-name="P3">ExperimentTask5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23" xml:id="id62" draw:id="id62" draw:layer="layout" svg:width="9.693cm" svg:height="16.097cm" svg:x="42.209cm" svg:y="3.917cm">
          <text:p text:style-name="P21"><text:span text:style-name="T7">ExperimentJob1 – step 3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6" draw:layer="layout" svg:width="5.364cm" svg:height="1.553cm" svg:x="44.372cm" svg:y="6.481cm">
            <text:p text:style-name="P3">ExperimentTask1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44.372cm" svg:y="9.009cm">
            <text:p text:style-name="P3">ExperimentTask2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5.364cm" svg:height="1.553cm" svg:x="44.372cm" svg:y="11.536cm">
            <text:p text:style-name="P3">ExperimentTask3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44.372cm" svg:y="14.064cm">
            <text:p text:style-name="P3">ExperimentTask4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44.372cm" svg:y="16.59cm">
            <text:p text:style-name="P3">ExperimentTask5</text:p>
            <draw:enhanced-geometry svg:viewBox="0 0 21600 21600" draw:type="rectangle" draw:enhanced-path="M 0 0 L 21600 0 21600 21600 0 21600 0 0 Z N"/>
          </draw:custom-shape>
        </draw:g>
        <draw:connector draw:style-name="gr36" draw:text-style-name="P24" draw:layer="layout" draw:type="line" svg:x1="28.251cm" svg:y1="11.942cm" svg:x2="30.369cm" svg:y2="11.965cm" draw:start-shape="id60" draw:end-shape="id61" svg:d="M28251 11942l2118 23" svg:viewBox="0 0 2119 24">
          <text:p/>
        </draw:connector>
        <draw:connector draw:style-name="gr36" draw:text-style-name="P24" draw:layer="layout" draw:type="line" svg:x1="40.062cm" svg:y1="11.965cm" svg:x2="42.209cm" svg:y2="11.965cm" draw:start-shape="id61" draw:end-shape="id62" svg:d="M40062 11965h2147" svg:viewBox="0 0 2148 1">
          <text:p/>
        </draw:connector>
        <draw:custom-shape draw:style-name="gr37" draw:text-style-name="P23" xml:id="id63" draw:id="id63" draw:layer="layout" svg:width="9.693cm" svg:height="11.154cm" svg:x="18.558cm" svg:y="22.626cm">
          <text:p text:style-name="P21"><text:span text:style-name="T7">ExperimentJob2 – step 1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20.721cm" svg:y="25.19cm">
          <text:p text:style-name="P3">ExperimentTask1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366cm" svg:height="1.553cm" svg:x="20.721cm" svg:y="27.718cm">
          <text:p text:style-name="P3">ExperimentTask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20.721cm" svg:y="30.245cm">
          <text:p text:style-name="P3">ExperimentTask3</text:p>
          <draw:enhanced-geometry svg:viewBox="0 0 21600 21600" draw:type="rectangle" draw:enhanced-path="M 0 0 L 21600 0 21600 21600 0 21600 0 0 Z N"/>
        </draw:custom-shape>
        <draw:custom-shape draw:style-name="gr38" draw:text-style-name="P23" xml:id="id64" draw:id="id64" draw:layer="layout" svg:width="9.693cm" svg:height="11.131cm" svg:x="30.369cm" svg:y="22.649cm">
          <text:p text:style-name="P21"><text:span text:style-name="T7">ExperimentJob2 – step 2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32.532cm" svg:y="25.213cm">
          <text:p text:style-name="P3">ExperimentTask1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366cm" svg:height="1.553cm" svg:x="32.532cm" svg:y="27.741cm">
          <text:p text:style-name="P3">ExperimentTask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32.532cm" svg:y="30.268cm">
          <text:p text:style-name="P3">ExperimentTask3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5" draw:id="id65" draw:layer="layout" svg:width="9.693cm" svg:height="11.131cm" svg:x="42.209cm" svg:y="22.649cm">
          <text:p text:style-name="P21"><text:span text:style-name="T7">ExperimentJob2 – step 3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44.372cm" svg:y="25.213cm">
          <text:p text:style-name="P3">ExperimentTask1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366cm" svg:height="1.553cm" svg:x="44.372cm" svg:y="27.741cm">
          <text:p text:style-name="P3">ExperimentTask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44.372cm" svg:y="30.268cm">
          <text:p text:style-name="P3">ExperimentTask3</text:p>
          <draw:enhanced-geometry svg:viewBox="0 0 21600 21600" draw:type="rectangle" draw:enhanced-path="M 0 0 L 21600 0 21600 21600 0 21600 0 0 Z N"/>
        </draw:custom-shape>
        <draw:connector draw:style-name="gr36" draw:text-style-name="P24" draw:layer="layout" draw:type="line" svg:x1="28.251cm" svg:y1="28.203cm" svg:x2="30.369cm" svg:y2="28.214cm" draw:start-shape="id63" draw:end-shape="id64" svg:d="M28251 28203l2118 11" svg:viewBox="0 0 2119 12">
          <text:p/>
        </draw:connector>
        <draw:connector draw:style-name="gr36" draw:text-style-name="P24" draw:layer="layout" draw:type="line" svg:x1="40.062cm" svg:y1="28.214cm" svg:x2="42.209cm" svg:y2="28.214cm" draw:start-shape="id64" draw:end-shape="id65" svg:d="M40062 28214h2147" svg:viewBox="0 0 2148 1">
          <text:p/>
        </draw:connector>
        <draw:connector draw:style-name="gr36" draw:text-style-name="P24" draw:layer="layout" draw:type="line" svg:x1="13.001cm" svg:y1="19.661cm" svg:x2="18.558cm" svg:y2="28.203cm" draw:start-shape="id59" draw:end-shape="id63" draw:end-glue-point="3" svg:d="M13001 19661l5557 8542" svg:viewBox="0 0 5558 85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2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21:21:45.875646678</meta:creation-date>
    <dc:title>A2-Draw</dc:title>
    <meta:editing-duration>P1DT6H40M20S</meta:editing-duration>
    <meta:editing-cycles>22</meta:editing-cycles>
    <meta:generator>LibreOffice/6.0.6.2$Linux_X86_64 LibreOffice_project/00m0$Build-2</meta:generator>
    <dc:date>2018-08-12T23:05:52.863905933</dc:date>
    <meta:document-statistic meta:object-count="198"/>
    <meta:template xlink:type="simple" xlink:actuate="onRequest" xlink:title="A2-Draw" xlink:href="../../../../../.config/libreoffice/4/user/template/A2-Draw.otg" meta:date="2016-08-17T21:21:45.821969611"/>
  </office:meta>
</office:document-meta>
</file>